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4.9cm"/>
    </style:style>
    <style:style style:name="gr2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3cm" fo:min-width="0.8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7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8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14" style:family="graphic" style:parent-style-name="standard">
      <style:graphic-properties draw:textarea-horizontal-align="justify" draw:textarea-vertical-align="middle" draw:auto-grow-height="false" fo:min-height="0.449cm" fo:min-width="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738cm"/>
    </style:style>
    <style:style style:name="gr16" style:family="graphic" style:parent-style-name="standard">
      <style:graphic-properties draw:stroke="none" draw:fill="none" fo:min-height="1.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8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5" style:family="paragraph"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2.8cm" svg:x="2.2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87cm" svg:x="1.1cm" svg:y="1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447cm" svg:height="1.055cm" svg:x="1.253cm" svg:y="1.145cm">
          <draw:text-box>
            <text:p><text:span text:style-name="T1"/></text:p>
            <text:p><text:span text:style-name="T1"/></text:p>
          </draw:text-box>
        </draw:frame>
        <draw:frame draw:style-name="gr4" draw:text-style-name="P3" draw:layer="layout" svg:width="1.9cm" svg:height="1.055cm" svg:x="1.1cm" svg:y="0.967cm">
          <draw:text-box>
            <text:p text:style-name="P1"><text:span text:style-name="T1">Remove</text:span></text:p>
            <text:p text:style-name="P1"><text:span text:style-name="T1">Entry</text:span></text:p>
          </draw:text-box>
        </draw:frame>
        <draw:frame draw:style-name="gr5" draw:layer="layout" svg:width="3.982cm" svg:height="0.729cm" svg:x="0.3cm" svg:y="0.4cm">
          <draw:text-box>
            <text:p>(From Main Menu)</text:p>
          </draw:text-box>
        </draw:frame>
        <draw:line draw:style-name="gr6" draw:text-style-name="P1" draw:layer="layout" svg:x1="2.4cm" svg:y1="1.9cm" svg:x2="2.4cm" svg:y2="3.9cm">
          <text:p/>
        </draw:line>
        <draw:custom-shape draw:style-name="gr7" draw:text-style-name="P1" draw:layer="layout" svg:width="8.3cm" svg:height="4.4cm" svg:x="1cm" svg:y="3.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669cm" svg:y1="3.9cm" svg:x2="9.3cm" svg:y2="4.444cm">
          <text:p/>
        </draw:line>
        <draw:line draw:style-name="gr8" draw:text-style-name="P1" draw:layer="layout" svg:x1="8.669cm" svg:y1="4.444cm" svg:x2="9.3cm" svg:y2="3.9cm">
          <text:p/>
        </draw:line>
        <draw:custom-shape draw:style-name="gr9" draw:text-style-name="P1" draw:layer="layout" svg:width="0.631cm" svg:height="0.311cm" svg:x="7.88cm" svg:y="4.0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7.88cm" svg:y="3.97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17cm" svg:y1="4.288cm" svg:x2="7.643cm" svg:y2="4.288cm">
          <text:p/>
        </draw:line>
        <draw:line draw:style-name="gr8" draw:text-style-name="P1" draw:layer="layout" svg:x1="1cm" svg:y1="4.5cm" svg:x2="9.3cm" svg:y2="4.5cm">
          <text:p/>
        </draw:line>
        <draw:frame draw:style-name="gr11" draw:text-style-name="P4" draw:layer="layout" svg:width="3cm" svg:height="0.729cm" svg:x="2.5cm" svg:y="9.1cm">
          <draw:text-box>
            <text:p text:style-name="P1"><text:span text:style-name="T2">Confirmation</text:span></text:p>
          </draw:text-box>
        </draw:frame>
        <draw:frame draw:style-name="gr12" draw:layer="layout" svg:width="7.8cm" svg:height="1.207cm" svg:x="1.3cm" svg:y="4.8cm">
          <draw:text-box>
            <text:p>Are you sure you want to delete this customer and all records about them?</text:p>
          </draw:text-box>
        </draw:frame>
        <draw:custom-shape draw:style-name="gr13" draw:text-style-name="P1" draw:layer="layout" svg:width="2.4cm" svg:height="0.8cm" svg:x="6.5cm" svg:y="7.3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988cm" svg:height="0.729cm" svg:x="6.7cm" svg:y="7.4cm">
          <draw:text-box>
            <text:p>Confirm</text:p>
          </draw:text-box>
        </draw:frame>
        <draw:custom-shape draw:style-name="gr14" draw:text-style-name="P1" draw:layer="layout" svg:width="4.8cm" svg:height="0.699cm" svg:x="2.6cm" svg:y="6.3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122cm" svg:height="0.653cm" svg:x="2.4cm" svg:y="6.3cm">
          <draw:text-box>
            <text:p><text:span text:style-name="T1">Password</text:span></text:p>
          </draw:text-box>
        </draw:frame>
        <draw:line draw:style-name="gr6" draw:text-style-name="P1" draw:layer="layout" svg:x1="7.4cm" svg:y1="8.1cm" svg:x2="5.5cm" svg:y2="9.3cm">
          <text:p/>
        </draw:line>
        <draw:line draw:style-name="gr8" draw:text-style-name="P1" draw:layer="layout" svg:x1="6.969cm" svg:y1="9.256cm" svg:x2="7.6cm" svg:y2="9.8cm">
          <text:p/>
        </draw:line>
        <draw:line draw:style-name="gr8" draw:text-style-name="P1" draw:layer="layout" svg:x1="6.969cm" svg:y1="9.8cm" svg:x2="7.6cm" svg:y2="9.256cm">
          <text:p/>
        </draw:line>
        <draw:custom-shape draw:style-name="gr9" draw:text-style-name="P1" draw:layer="layout" svg:width="0.631cm" svg:height="0.311cm" svg:x="6.18cm" svg:y="9.4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6.18cm" svg:y="9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5.47cm" svg:y1="9.644cm" svg:x2="5.943cm" svg:y2="9.644cm">
          <text:p/>
        </draw:line>
        <draw:line draw:style-name="gr8" draw:text-style-name="P1" draw:layer="layout" svg:x1="2.2cm" svg:y1="9.8cm" svg:x2="7.6cm" svg:y2="9.8cm">
          <text:p/>
        </draw:line>
        <draw:frame draw:style-name="gr16" draw:text-style-name="P6" draw:layer="layout" svg:width="5.4cm" svg:height="1.571cm" svg:x="2.2cm" svg:y="10.17cm">
          <draw:text-box>
            <text:p text:style-name="P5"><text:span text:style-name="T3">-Customer Name-'s records have been successfully erased.</text:span></text:p>
          </draw:text-box>
        </draw:frame>
        <draw:custom-shape draw:style-name="gr2" draw:text-style-name="P1" draw:layer="layout" svg:width="1.8cm" svg:height="0.87cm" svg:x="1.5cm" svg:y="13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2.2cm" svg:height="1.055cm" svg:x="1.4cm" svg:y="13.645cm">
          <draw:text-box>
            <text:p text:style-name="P1"><text:span text:style-name="T1">Change Password</text:span></text:p>
          </draw:text-box>
        </draw:frame>
        <draw:frame draw:style-name="gr5" draw:layer="layout" svg:width="3.982cm" svg:height="0.729cm" svg:x="0.718cm" svg:y="13.1cm">
          <draw:text-box>
            <text:p>(From Main Menu)</text:p>
          </draw:text-box>
        </draw:frame>
        <draw:line draw:style-name="gr6" draw:text-style-name="P1" draw:layer="layout" svg:x1="2.4cm" svg:y1="14.6cm" svg:x2="2.4cm" svg:y2="16.6cm">
          <text:p/>
        </draw:line>
        <draw:frame draw:style-name="gr11" draw:text-style-name="P4" draw:layer="layout" svg:width="3cm" svg:height="0.729cm" svg:x="2.9cm" svg:y="3.871cm">
          <draw:text-box>
            <text:p text:style-name="P1"><text:span text:style-name="T2">Verification</text:span></text:p>
          </draw:text-box>
        </draw:frame>
        <draw:custom-shape draw:style-name="gr7" draw:text-style-name="P1" draw:layer="layout" svg:width="8.3cm" svg:height="4.4cm" svg:x="1.2cm" svg:y="16.529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69cm" svg:y1="16.529cm" svg:x2="9.5cm" svg:y2="17.073cm">
          <text:p/>
        </draw:line>
        <draw:line draw:style-name="gr8" draw:text-style-name="P1" draw:layer="layout" svg:x1="8.869cm" svg:y1="17.073cm" svg:x2="9.5cm" svg:y2="16.529cm">
          <text:p/>
        </draw:line>
        <draw:custom-shape draw:style-name="gr9" draw:text-style-name="P1" draw:layer="layout" svg:width="0.631cm" svg:height="0.311cm" svg:x="8.08cm" svg:y="16.6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8.08cm" svg:y="16.60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37cm" svg:y1="16.917cm" svg:x2="7.843cm" svg:y2="16.917cm">
          <text:p/>
        </draw:line>
        <draw:line draw:style-name="gr8" draw:text-style-name="P1" draw:layer="layout" svg:x1="1.2cm" svg:y1="17.129cm" svg:x2="9.5cm" svg:y2="17.129cm">
          <text:p/>
        </draw:line>
        <draw:custom-shape draw:style-name="gr13" draw:text-style-name="P1" draw:layer="layout" svg:width="2.4cm" svg:height="0.8cm" svg:x="6.7cm" svg:y="19.92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988cm" svg:height="0.729cm" svg:x="6.9cm" svg:y="20.029cm">
          <draw:text-box>
            <text:p>Confirm</text:p>
          </draw:text-box>
        </draw:frame>
        <draw:custom-shape draw:style-name="gr14" draw:text-style-name="P1" draw:layer="layout" svg:width="4.8cm" svg:height="0.699cm" svg:x="1.5cm" svg:y="17.62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122cm" svg:height="0.653cm" svg:x="1.3cm" svg:y="17.629cm">
          <draw:text-box>
            <text:p><text:span text:style-name="T1">Old Password</text:span></text:p>
          </draw:text-box>
        </draw:frame>
        <draw:frame draw:style-name="gr18" draw:text-style-name="P4" draw:layer="layout" svg:width="4.6cm" svg:height="1.207cm" svg:x="3cm" svg:y="16.5cm">
          <draw:text-box>
            <text:p text:style-name="P1"><text:span text:style-name="T2">Change Password</text:span></text:p>
          </draw:text-box>
        </draw:frame>
        <draw:custom-shape draw:style-name="gr14" draw:text-style-name="P1" draw:layer="layout" svg:width="4.8cm" svg:height="0.699cm" svg:x="1.5cm" svg:y="18.5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122cm" svg:height="0.653cm" svg:x="1.3cm" svg:y="18.5cm">
          <draw:text-box>
            <text:p><text:span text:style-name="T1">New Password</text:span></text:p>
          </draw:text-box>
        </draw:frame>
        <draw:custom-shape draw:style-name="gr14" draw:text-style-name="P1" draw:layer="layout" svg:width="4.8cm" svg:height="0.699cm" svg:x="1.5cm" svg:y="19.4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3.9cm" svg:height="1.055cm" svg:x="1.3cm" svg:y="19.4cm">
          <draw:text-box>
            <text:p><text:span text:style-name="T1">Retype Password</text:span></text:p>
          </draw:text-box>
        </draw:frame>
        <draw:frame draw:style-name="gr5" draw:text-style-name="P7" draw:layer="layout" svg:width="3.978cm" svg:height="0.653cm" svg:x="2.322cm" svg:y="2.347cm">
          <draw:text-box>
            <text:p><text:span text:style-name="T4">Opens in New window</text:span></text:p>
          </draw:text-box>
        </draw:frame>
        <draw:frame draw:style-name="gr5" draw:text-style-name="P7" draw:layer="layout" svg:width="3.978cm" svg:height="0.653cm" svg:x="2.3cm" svg:y="15.147cm">
          <draw:text-box>
            <text:p><text:span text:style-name="T4">Opens in New window</text:span></text:p>
          </draw:text-box>
        </draw:frame>
        <draw:custom-shape draw:style-name="gr1" draw:text-style-name="P1" draw:layer="layout" svg:width="5.4cm" svg:height="2.8cm" svg:x="10.4cm" svg:y="15.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cm" svg:height="0.729cm" svg:x="10.7cm" svg:y="15cm">
          <draw:text-box>
            <text:p text:style-name="P1"><text:span text:style-name="T2">Confirmation</text:span></text:p>
          </draw:text-box>
        </draw:frame>
        <draw:line draw:style-name="gr8" draw:text-style-name="P1" draw:layer="layout" svg:x1="15.169cm" svg:y1="15.156cm" svg:x2="15.8cm" svg:y2="15.7cm">
          <text:p/>
        </draw:line>
        <draw:line draw:style-name="gr8" draw:text-style-name="P1" draw:layer="layout" svg:x1="15.169cm" svg:y1="15.7cm" svg:x2="15.8cm" svg:y2="15.156cm">
          <text:p/>
        </draw:line>
        <draw:custom-shape draw:style-name="gr9" draw:text-style-name="P1" draw:layer="layout" svg:width="0.631cm" svg:height="0.311cm" svg:x="14.38cm" svg:y="15.3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14.38cm" svg:y="15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3.67cm" svg:y1="15.544cm" svg:x2="14.143cm" svg:y2="15.544cm">
          <text:p/>
        </draw:line>
        <draw:line draw:style-name="gr8" draw:text-style-name="P1" draw:layer="layout" svg:x1="10.4cm" svg:y1="15.7cm" svg:x2="15.8cm" svg:y2="15.7cm">
          <text:p/>
        </draw:line>
        <draw:frame draw:style-name="gr16" draw:text-style-name="P6" draw:layer="layout" svg:width="5.4cm" svg:height="1.33cm" svg:x="10.4cm" svg:y="16.07cm">
          <draw:text-box>
            <text:p text:style-name="P5"><text:span text:style-name="T3">Password Successfully changed.</text:span></text:p>
          </draw:text-box>
        </draw:frame>
        <draw:line draw:style-name="gr6" draw:text-style-name="P1" draw:layer="layout" svg:x1="9.5cm" svg:y1="17.6cm" svg:x2="10.4cm" svg:y2="1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1" fo:font-family="'Microsoft Sans Serif'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20:19:27.175000000</meta:creation-date>
    <dc:date>2014-12-01T20:50:41.788000000</dc:date>
    <meta:editing-duration>PT31M14S</meta:editing-duration>
    <meta:editing-cycles>4</meta:editing-cycles>
    <meta:generator>LibreOffice/4.3.2.2$Windows_x86 LibreOffice_project/edfb5295ba211bd31ad47d0bad0118690f76407d</meta:generator>
    <meta:document-statistic meta:object-count="60"/>
  </office:meta>
</office:document-meta>
</file>